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5500e"/>
    </style:style>
    <style:style style:name="P2" style:family="paragraph" style:parent-style-name="Standard">
      <style:paragraph-properties fo:text-align="start" style:justify-single-word="false"/>
      <style:text-properties officeooo:paragraph-rsid="0015500e"/>
    </style:style>
    <style:style style:name="P3" style:family="paragraph" style:parent-style-name="Standard">
      <style:paragraph-properties fo:text-align="center" style:justify-single-word="false"/>
      <style:text-properties officeooo:paragraph-rsid="0015500e"/>
    </style:style>
    <style:style style:name="P4" style:family="paragraph" style:parent-style-name="Standard">
      <style:paragraph-properties fo:text-align="center" style:justify-single-word="false"/>
      <style:text-properties style:text-position="0% 100%" officeooo:paragraph-rsid="0015500e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5500e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5500e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5500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officeooo:rsid="000c82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2.04" style:data-style-name="N0">2.04</text:variable-set>: The Kinematic Equations</text:p>
      <text:p text:style-name="P4"/>
      <text:list xml:id="list5641142830063553736" text:style-name="L1">
        <text:list-item>
          <text:p text:style-name="P1"><text:span text:style-name="T3">You are in a plane that is taking off. <text:s/>It stars from a stop and accelerates at a rate of 5 m/s</text:span><text:span text:style-name="T1">2</text:span><text:span text:style-name="T3"> until it leaves the ground 675 meters away. <text:s/></text:span></text:p>
          <text:list>
            <text:list-item>
              <text:p text:style-name="P5">What is the velocity that the plane is traveling with when it leaves the ground? </text:p>
            </text:list-item>
          </text:list>
        </text:list-item>
      </text:list>
      <text:p text:style-name="P6"/>
      <text:p text:style-name="P6"/>
      <text:p text:style-name="P6"/>
      <text:list xml:id="list71858633288645" text:continue-numbering="true" text:style-name="L1">
        <text:list-item>
          <text:list>
            <text:list-item>
              <text:p text:style-name="P5">How long does it take the plane to travel the distance of the runway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1858918509398" text:continue-numbering="true" text:style-name="L1">
        <text:list-item>
          <text:p text:style-name="P1"><text:span text:style-name="T3">A cart is rolling down an inclined plane, and accelerates from rest at a constant rate of 0.5 m/s</text:span><text:span text:style-name="T1">2</text:span><text:span text:style-name="T3">. </text:span></text:p>
          <text:list>
            <text:list-item>
              <text:p text:style-name="P5">How far will the cart travel in 0.75 seconds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1859185541554" text:continue-numbering="true" text:style-name="L1">
        <text:list-item>
          <text:list>
            <text:list-item>
              <text:p text:style-name="P5">What is the final velocity of the cart after 0.75 seconds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1858237624522" text:continue-numbering="true" text:style-name="L1">
        <text:list-item>
          <text:p text:style-name="P5"><text:s/>A major league pitcher can cause a baseball to go from 0 m/s to 42 m/s over the distance of 1.2 meters. <text:s/></text:p>
          <text:list>
            <text:list-item>
              <text:p text:style-name="P5">Calculate the acceleration of the baseball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71858672638121" text:continue-numbering="true" text:style-name="L1">
        <text:list-item>
          <text:list>
            <text:list-item>
              <text:p text:style-name="P5">How long does it take the pitcher to throw the ball <text:span text:style-name="T4">(</text:span>from when he <text:span text:style-name="T4">starts to throw</text:span> until the ball leaves his hand<text:span text:style-name="T4">)?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1858399906008" text:continue-numbering="true" text:style-name="L1">
        <text:list-item>
          <text:p text:style-name="P1"><text:soft-page-break/><text:span text:style-name="T3">The Space Shuttle Discovery begins its final launch from Cape Canaveral, Florida. <text:s/>At t=0s, the main engines start, and Discovery climbs toward the sky. <text:s/>10 minutes later, Discovery is traveling 7.823 x 10</text:span><text:span text:style-name="T1">3</text:span><text:span text:style-name="T3"> m/s.</text:span></text:p>
          <text:list>
            <text:list-item>
              <text:p text:style-name="P5">What is Discovery's average acceleration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1858253875218" text:continue-numbering="true" text:style-name="L1">
        <text:list-item>
          <text:list>
            <text:list-item>
              <text:p text:style-name="P5">How far does Discovery travel during this time? 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1858776973816" text:continue-numbering="true" text:style-name="L1">
        <text:list-item>
          <text:p text:style-name="P5"><text:s/><text:span text:style-name="T4">Kirk and McCoy step off the edge of a 50-m high cliff on an alien planet. <text:s/>If gravity causes them to accelerate at 2.3 m/s</text:span><text:span text:style-name="T2">2</text:span><text:span text:style-name="T4">,</text:span></text:p>
          <text:list>
            <text:list-item>
              <text:p text:style-name="P7">What is their speed when they hit the water below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1858317261330" text:continue-numbering="true" text:style-name="L1">
        <text:list-item>
          <text:list>
            <text:list-item>
              <text:p text:style-name="P7">How long are they falling toward the water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71859416398204" text:continue-numbering="true" text:style-name="L1">
        <text:list-item>
          <text:p text:style-name="P5">A man is pushing a baby stroller on a hill when he is distracted by a text message. <text:s/>Starting from rest, the baby stroller begins to roll down the hill, accelerating at 0.1 m/s<text:span text:style-name="T1">2</text:span>. <text:s/>If the man can run at a speed of 12 m/s, what is the longest amount of time he can spend reading his text message and still catch the stroller?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3-11-05T07:18:57.638310925" text:date-adjust="PT24H00M00S">11/06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1.505859458</meta:creation-date>
    <meta:editing-duration>P0D</meta:editing-duration>
    <meta:editing-cycles>2</meta:editing-cycles>
    <meta:generator>LibreOffice/4.1.2.3$Linux_X86_64 LibreOffice_project/410$Build-3</meta:generator>
    <meta:initial-creator>Jonas Williamson</meta:initial-creator>
    <dc:date>2013-11-05T07:18:57.579895833</dc:date>
    <dc:creator>Jonas Williamson</dc:creator>
    <meta:document-statistic meta:table-count="0" meta:image-count="2" meta:object-count="0" meta:page-count="2" meta:paragraph-count="19" meta:word-count="332" meta:character-count="1747" meta:non-whitespace-character-count="1401"/>
  </office:meta>
</office:document-meta>
</file>